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tyle="italic" style:text-underline-style="none" fo:font-weight="bold" officeooo:rsid="0015171b" officeooo:paragraph-rsid="0015171b"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text-position="0% 100%" fo:font-style="italic" style:text-underline-style="none" fo:font-weight="bold" officeooo:rsid="001786a0" officeooo:paragraph-rsid="001786a0"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text-position="0% 100%" fo:font-style="italic" style:text-underline-style="none" fo:font-weight="bold" officeooo:rsid="001c1777" officeooo:paragraph-rsid="001c1777"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text-position="0% 100%" fo:font-style="italic" style:text-underline-style="none" fo:font-weight="normal" officeooo:rsid="001786a0" officeooo:paragraph-rsid="001786a0"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text-position="0% 100%" fo:font-style="italic" style:text-underline-style="none" fo:font-weight="normal" officeooo:rsid="0018fcc0" officeooo:paragraph-rsid="0018fcc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text-position="0% 100%" fo:font-style="italic" style:text-underline-style="none" fo:font-weight="normal" officeooo:rsid="001ab44c" officeooo:paragraph-rsid="001ab44c"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text-position="0% 100%" fo:font-style="italic" style:text-underline-style="none" fo:font-weight="normal" officeooo:rsid="001c1777" officeooo:paragraph-rsid="001c1777"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text-position="0% 100%" fo:font-style="italic" style:text-underline-style="none" fo:font-weight="normal" officeooo:rsid="0015171b" officeooo:paragraph-rsid="0015171b"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text-position="0% 100%" fo:font-style="italic" style:text-underline-style="none" fo:font-weight="normal" officeooo:rsid="001c5737" officeooo:paragraph-rsid="001c5737"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text-position="0% 100%" fo:font-style="italic" style:text-underline-style="none" fo:font-weight="normal" officeooo:rsid="001cc36d" officeooo:paragraph-rsid="001cc36d"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text-position="0% 100%" fo:font-style="italic" style:text-underline-style="solid" style:text-underline-width="auto" style:text-underline-color="font-color" fo:font-weight="bold" officeooo:rsid="001c1777" officeooo:paragraph-rsid="001c1777"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officeooo:rsid="0015171b" officeooo:paragraph-rsid="0015171b"/>
    </style:style>
    <style:style style:name="P13" style:family="paragraph" style:parent-style-name="Text_20_body">
      <style:paragraph-properties fo:text-align="start" style:justify-single-word="false"/>
      <style:text-properties style:text-position="0% 100%" fo:font-style="italic" style:text-underline-style="solid" style:text-underline-width="auto" style:text-underline-color="font-color" fo:font-weight="bold" officeooo:rsid="001f270f" officeooo:paragraph-rsid="001f270f" style:font-style-asian="italic" style:font-weight-asian="bold" style:font-style-complex="italic" style:font-weight-complex="bold"/>
    </style:style>
    <style:style style:name="P14" style:family="paragraph" style:parent-style-name="Text_20_body">
      <style:paragraph-properties fo:text-align="start" style:justify-single-word="false"/>
      <style:text-properties style:text-position="0% 100%" fo:font-style="italic" style:text-underline-style="none" fo:font-weight="normal" officeooo:rsid="001c5737" officeooo:paragraph-rsid="001d1426" style:font-style-asian="italic" style:font-weight-asian="normal" style:font-style-complex="italic" style:font-weight-complex="normal"/>
    </style:style>
    <style:style style:name="T1" style:family="text">
      <style:text-properties style:text-position="super 58%" officeooo:rsid="001cc36d"/>
    </style:style>
    <style:style style:name="T2" style:family="text">
      <style:text-properties officeooo:rsid="0018fcc0"/>
    </style:style>
    <style:style style:name="T3" style:family="text">
      <style:text-properties officeooo:rsid="001c1777"/>
    </style:style>
    <style:style style:name="T4" style:family="text">
      <style:text-properties officeooo:rsid="001c45da"/>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position="0% 100%" fo:font-style="italic" style:text-underline-style="none" fo:font-weight="bold" style:font-style-asian="italic" style:font-weight-asian="bold" style:font-style-complex="italic" style:font-weight-complex="bold"/>
    </style:style>
    <style:style style:name="T10" style:family="text">
      <style:text-properties fo:font-weight="normal" officeooo:rsid="0016ebe5" style:font-weight-asian="normal" style:font-weight-complex="normal"/>
    </style:style>
    <style:style style:name="T11" style:family="text">
      <style:text-properties officeooo:rsid="001cc36d"/>
    </style:style>
    <style:style style:name="T12" style:family="text">
      <style:text-properties officeooo:rsid="001d142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18</text:p>
      <text:p text:style-name="P1"/>
      <text:p text:style-name="P1">USN: 1KS17CS071,1KS17CS089,1KS17CS073</text:p>
      <text:p text:style-name="P1"/>
      <text:p text:style-name="P1">Challenges faced:- <text:span text:style-name="T10">The question given to us was the 3rd one regarding implementation of GBN protocol. We understood the concept pretty well whatever was taught to us in the class. We had referred to many links to understand the GBN and its working.Those links are mentioned below:</text:span></text:p>
      <text:p text:style-name="P8"/>
      <text:p text:style-name="P12"><text:a xlink:type="simple" xlink:href="https://www.geeksforgeeks.org/sliding-window-protocol-set-2-receiver-side/" text:style-name="Internet_20_link" text:visited-style-name="Visited_20_Internet_20_Link"><text:span text:style-name="T9">https://www.geeksforgeeks.org/sliding-window-protocol-set-2-receiver-side/</text:span></text:a></text:p>
      <text:p text:style-name="P1"/>
      <text:p text:style-name="P12"><text:a xlink:type="simple" xlink:href="https://medium.com/@wd255/go-back-n-protocol-implementation-7abc8a578e58" text:style-name="Internet_20_link" text:visited-style-name="Visited_20_Internet_20_Link"><text:span text:style-name="T9">https://medium.com/@wd255/go-back-n-protocol-implementation-7abc8a578e58</text:span></text:a></text:p>
      <text:p text:style-name="P1"/>
      <text:p text:style-name="P12"><text:a xlink:type="simple" xlink:href="https://github.com/mw866/go-back-n" text:style-name="Internet_20_link" text:visited-style-name="Visited_20_Internet_20_Link"><text:span text:style-name="T9">https://github.com/mw866/go-back-n</text:span></text:a></text:p>
      <text:p text:style-name="P1"/>
      <text:p text:style-name="P12"><text:a xlink:type="simple" xlink:href="https://www.youtube.com/watch?v=A5fFxs_DUsQ" text:style-name="Internet_20_link" text:visited-style-name="Visited_20_Internet_20_Link"><text:span text:style-name="T9">https://www.youtube.com/watch?v=A5fFxs_DUsQ</text:span></text:a></text:p>
      <text:p text:style-name="P1"/>
      <text:p text:style-name="P2">We have understood and <text:span text:style-name="T2">had tried to </text:span>implement the following:-</text:p>
      <text:p text:style-name="P4">1. <text:span text:style-name="T2">H</text:span>ow the connection takes place between <text:span text:style-name="T2">the </text:span>server and <text:span text:style-name="T2">the </text:span>client.</text:p>
      <text:p text:style-name="P5">2. How the packets will be sent from server to client.</text:p>
      <text:p text:style-name="P5">3. The packet loss while sending it from the server to client.</text:p>
      <text:p text:style-name="P5">4. The ack loss while sending it from client to server.</text:p>
      <text:p text:style-name="P6">5. <text:span text:style-name="T3">How the timer will be maintained (timeout, stoptime, restart timer).</text:span></text:p>
      <text:p text:style-name="P7">6. <text:s/>How the window will be moved after receiving acks.</text:p>
      <text:p text:style-name="P7">7. <text:s/>Condition when window doesn’t move.</text:p>
      <text:p text:style-name="P9">8. We also tried to add checksum but couldn’t implement that properly.</text:p>
      <text:p text:style-name="P3"/>
      <text:p text:style-name="P11">Brief description on <text:span text:style-name="T11">what we</text:span> <text:span text:style-name="T11">understood about </text:span>GBN proto<text:span text:style-name="T4">col :</text:span></text:p>
      <text:p text:style-name="P10">(This description contain the details about whatever we had understood about the GBN as well as the things that we have done here.)</text:p>
      <text:p text:style-name="P10"/>
      <text:p text:style-name="P14">In <text:span text:style-name="T6">GO-BACK-N,</text:span> <text:span text:style-name="T11">the sender contains a window W of size 4 and sends the packets (in the form of message) and also maintans a timer that gets started as soon as the sender sends the packet. The 1</text:span><text:span text:style-name="T1">st</text:span><text:span text:style-name="T11"> packet is sent by the sender then the 2</text:span><text:span text:style-name="T1">nd</text:span><text:span text:style-name="T11"> packet then the third and then the 4</text:span><text:span text:style-name="T1">th</text:span><text:span text:style-name="T11"> one. When the 1</text:span><text:span text:style-name="T1">st</text:span><text:span text:style-name="T11"> packet is sent to the receiver and the receiver sends the acknowledgement(ack) back to the sender. If the sender receives the ack before timeout then that transmission of packet and ack is considered to be successful.</text:span></text:p>
      <text:p text:style-name="P14"><text:span text:style-name="T12">When the 2</text:span><text:span text:style-name="T1">nd</text:span><text:span text:style-name="T11"> packet is sent to the receiver by the sender and if that packet is lost then the window won’t move unless the 2</text:span><text:span text:style-name="T1">nd</text:span><text:span text:style-name="T11"> packet is sent to the receiver successfully. If the ack is lost then in that case the window will move due to which it seems like the sender has received the ack successfully but that has actually not taken place.The receiver program runs by socket no.which is same and understandable by both sender and receiver. <text:s/>The sender program exits when the ack for the last packet has been <text:s/>received by sender from receiver. A buffer is maintained in the receiver side so that it can send the <text:s/>ack corresponding to the last packet in buffer which is in order whenever it receives <text:s/>packet in order.A lossy channel has been maintained to transfer the information or datas from sender to receiver. Receiver program is not been closed so that it can run forever.</text:span></text:p>
      <text:p text:style-name="P14"/>
      <text:p text:style-name="P13">OUTPUT:<text:span text:style-name="T7"> </text:span><text:span text:style-name="T8">We tried to get the output but we were getting some kind of error which we were not able to debug. But we tried our best to get the required correct res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6:57:23.472834760</meta:creation-date>
    <dc:date>2019-10-12T22:14:01.345330911</dc:date>
    <meta:editing-duration>PT9M20S</meta:editing-duration>
    <meta:editing-cycles>2</meta:editing-cycles>
    <meta:generator>LibreOffice/6.0.7.3$Linux_X86_64 LibreOffice_project/00m0$Build-3</meta:generator>
    <meta:document-statistic meta:table-count="0" meta:image-count="0" meta:object-count="0" meta:page-count="1" meta:paragraph-count="21" meta:word-count="469" meta:character-count="2823" meta:non-whitespace-character-count="2369"/>
  </office:meta>
</office:document-meta>
</file>